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fo:color="#052726"/>
    </style:style>
    <style:style style:name="T6"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text:span text:style-name="T1">鄭豐遠   |  2020.02.03 21:11   |   </text:span><text:a xlink:type="simple" xlink:href="http://palinfo.habago.org/Entry?Command=Information_PrintForum&amp;iPage=1#FORUM38627"><text:span text:style-name="T2">#</text:span></text:a></text:p>
      <text:p text:style-name="P3"><text:span text:style-name="T1">亦鳴，</text:span><text:span text:style-name="T3"><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3"><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3"><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3"><text:line-break/><text:line-break/></text:span><text:span text:style-name="T1">我去過中國多次，而且我個人事業慢慢開始與中國緊密結合，我並非只是一個講中國風涼話的吃瓜群眾。中國不完美，問題很多，有批評才有進步。</text:span><text:span text:style-name="T3"><text:line-break/><text:line-break/></text:span><text:span text:style-name="T1">我自己也是一個體弱多病之人，活在澳洲這種不把防疫當一回事的國家其實非常危險，說來話長，有空再說。總之祝你身體早日康復，生活都能步上正軌。</text:span><text:span text:style-name="T3"><text:line-break/><text:line-break/></text:span><text:span text:style-name="T1">豐遠</text:span></text:p>
      <text:p text:style-name="P2"><text:span text:style-name="T1">林炤育   |  2020.02.03 20:48   |   </text:span><text:a xlink:type="simple" xlink:href="http://palinfo.habago.org/Entry?Command=Information_PrintForum&amp;iPage=1#FORUM38626"><text:span text:style-name="T2">#</text:span></text:a></text:p>
      <text:p text:style-name="P4"><text:span text:style-name="T1">城市生了病不可怕，我们的心不能生病。</text:span><text:span text:style-name="T3"><text:line-break/></text:span><text:span text:style-name="T1">https://youtu.be/ExBW_FHGHjk</text:span><text:span text:style-name="T3"><text:line-break/><text:line-break/></text:span><text:span text:style-name="T1">美国细菌战黑历史</text:span><text:span text:style-name="T3"><text:line-break/></text:span><text:span text:style-name="T1">https://youtu.be/C-GF6fSuqxk</text:span><text:span text:style-name="T3"><text:line-break/></text:span><text:span text:style-name="T1">https://youtu.be/LTYyhkNfyDE</text:span><text:span text:style-name="T3"><text:line-break/><text:line-break/></text:span><text:span text:style-name="T1">美国陷阱</text:span><text:span text:style-name="T3"><text:line-break/></text:span><text:span text:style-name="T1">https://youtu.be/Ye6WlroO9NY</text:span></text:p>
      <text:p text:style-name="P2"><text:span text:style-name="T1">秉叡   |  2020.02.03 18:20   |   </text:span><text:a xlink:type="simple" xlink:href="http://palinfo.habago.org/Entry?Command=Information_PrintForum&amp;iPage=1#FORUM38625"><text:span text:style-name="T2">#</text:span></text:a></text:p>
      <text:p text:style-name="P3"><text:span text:style-name="T1">劉燕婷觀點：被反中消費的新疆，被外行出征的學者</text:span><text:span text:style-name="T3"><text:line-break/><text:line-break/></text:span><text:span text:style-name="T1">劉燕婷 + 追蹤 2020-02-02 07:10</text:span><text:span text:style-name="T3"><text:line-break/><text:line-break/></text:span><text:span text:style-name="T1">2020年1月17日，公視《主題之夜》於晚間首播紀錄片《新疆再教育營》（Tell the World），節目總長約80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3"><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3"><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3"><text:line-break/><text:line-break/><text:line-break/></text:span><text:span text:style-name="T1">遠在天邊的伊斯蘭與新疆</text:span><text:span text:style-name="T3"><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3"><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3"><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3"><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3"><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3"><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3"><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10%，另外以1944－49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3"><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IP、ETLO等激進派劃清界線。美國介入之果，就是削弱其團結，並孤立東突運動中的恐怖勢力，致使「反恐」一詞為中共維穩所用。</text:span><text:span text:style-name="T3"><text:line-break/><text:line-break/></text:span><text:span text:style-name="T1">反中氛圍下的「謎之自信」</text:span><text:span text:style-name="T3"><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F=ma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3"><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3"><text:line-break/><text:line-break/></text:span><text:span text:style-name="T1">1.談新疆清真寺拆除事件</text:span><text:span text:style-name="T3"><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3"><text:line-break/><text:line-break/></text:span><text:span text:style-name="T1">結果網友聽後，便發出以下怒吼：</text:span><text:span text:style-name="T3"><text:line-break/><text:line-break/></text:span><text:span text:style-name="T1">「就算清真寺是違章建築，就該被官方拆除嗎？」</text:span><text:span text:style-name="T3"><text:line-break/><text:line-break/></text:span><text:span text:style-name="T1">「所以對這位吳教授來說，中共禁絕所有宗教，不單單禁止伊斯蘭教，就沒問題？我看他根本就想說這些宗教既然不支持共產黨統治，就是邪教吧？」</text:span><text:span text:style-name="T3"><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3"><text:line-break/><text:line-break/></text:span><text:span text:style-name="T1">2. 對再教育營的看法</text:span><text:span text:style-name="T3"><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3"><text:line-break/><text:line-break/></text:span><text:span text:style-name="T1">結果網友聽了之後，完全略過吳教授原話前半段對中共統治傳統的介紹、對此政策效用的不肯定，而是緊扣最後那句，大肆攻伐：</text:span><text:span text:style-name="T3"><text:line-break/><text:line-break/></text:span><text:span text:style-name="T1">「他竟說再教育營不是集中營！」</text:span><text:span text:style-name="T3"><text:line-break/><text:line-break/></text:span><text:span text:style-name="T1">「他竟幫中共暴政擦脂抹粉！」</text:span><text:span text:style-name="T3"><text:line-break/><text:line-break/></text:span><text:span text:style-name="T1">接著就是起底吳教授過去寫的族群政治專業學術文章，作為其替中共說話的鐵證，進而瘋狂跳針質疑：</text:span><text:span text:style-name="T3"><text:line-break/><text:line-break/></text:span><text:span text:style-name="T1">「台灣不是沒有維吾爾人，應該也不可能找不到對新疆更熟悉的學者專家，為什麼找一個只知道過去歷史、卻對近期發展完全一無所知的人？」</text:span><text:span text:style-name="T3"><text:line-break/><text:line-break/></text:span><text:span text:style-name="T1">「這種震撼彈般的影片，卻找了這種立場的學者對談，是要造成什麼效果？」</text:span><text:span text:style-name="T3"><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3"><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3"><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3"><text:line-break/></text:span><text:span text:style-name="T1">不會在意。</text:span><text:span text:style-name="T3"><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3"><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3"><text:line-break/><text:line-break/><text:line-break/></text:span><text:span text:style-name="T1">公視應該改名</text:span><text:span text:style-name="T3"><text:line-break/><text:line-break/><text:line-break/></text:span><text:span text:style-name="T1">新疆研究相當難做 ，現下美中學界相互對峙，遂讓不願一味遵循「自古以來」、「中國殖民」兩大範式的學者處境日趨艱辛，倘若觀眾真把吳教授過往的新疆研究作品與訪談看過一遍 ，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3"><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3"><text:line-break/><text:line-break/></text:span><text:span text:style-name="T1">在常識失落的年代，學者與媒體更該守住底線，但公視不幸做了最壞示範。1月17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3"><text:line-break/><text:line-break/></text:span><text:span text:style-name="T1">＊作者為《中東研究通訊》專欄主筆與《端傳媒》特約撰稿人，曾負笈科威特</text:span><text:span text:style-name="T3"><text:line-break/></text:span><text:span text:style-name="T1">https://www.storm.mg/article/2234333</text:span></text:p>
      <text:p text:style-name="P2"><text:span text:style-name="T1">蔡亦鸣   |  2020.02.03 16:34   |   </text:span><text:a xlink:type="simple" xlink:href="http://palinfo.habago.org/Entry?Command=Information_PrintForum&amp;iPage=1#FORUM38624"><text:span text:style-name="T2">#</text:span></text:a></text:p>
      <text:p text:style-name="P4"><text:span text:style-name="T1">老羊，我也是江西人，对你那位大陆朋友。我与有荣焉。</text:span><text:span text:style-name="T3"><text:line-break/></text:span><text:span text:style-name="T1">今天看到的一段话。</text:span><text:span text:style-name="T3"><text:line-break/></text:span><text:span text:style-name="T1">病毒太小了，看不见。所以要用试剂盒。试剂盒是怎么检测的呢？先用聚合酶链式反应，把病毒核酸的数量放大。然后用荧光染料染色，让病毒核酸变得鲜</text:span><text:span text:style-name="T4">艳</text:span><text:span text:style-name="T1">耀眼。 灾难就像试剂盒，会让一切放大，变得更鲜</text:span><text:span text:style-name="T4">艳</text:span><text:span text:style-name="T1">耀眼。于是我们看到了前所未见的美好和善良，以及难以置信的愚蠢和丑恶。其实这些平时也在那里。 </text:span><text:span text:style-name="T3"><text:line-break/></text:span></text:p>
      <text:p text:style-name="P2"><text:span text:style-name="T1">蔡亦鸣   |  2020.02.03 15:10   |   </text:span><text:a xlink:type="simple" xlink:href="http://palinfo.habago.org/Entry?Command=Information_PrintForum&amp;iPage=1#FORUM38623"><text:span text:style-name="T2">#</text:span></text:a></text:p>
      <text:p text:style-name="P3"><text:span text:style-name="T1">秀慧，我为你难过，因为台湾的现状实在太糟。817万的蠢蛋统治了台湾，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90%，只用交一千。）可问题是连做的差的也要自豪？湖北省在我心里的印象一直不佳，韩国瑜的高雄满是坑洞 高雄又老又穷 言论，我听到时，第一时间想到的却是湖北武汉，大陆网络上一直嘲笑武汉是个大农村，每天挖挖挖挖个不停，永</text:span><text:span text:style-name="T4">远</text:span><text:span text:style-name="T1">灰蒙蒙。而与此同时，大陆所有省份的自</text:span><text:span text:style-name="T4">杀</text:span><text:span text:style-name="T1">率，湖北一枝独秀</text:span><text:span text:style-name="T4">远</text:span><text:span text:style-name="T1">超他省（观看王孟源的文章我才知晓，自</text:span><text:span text:style-name="T4">杀</text:span><text:span text:style-name="T1">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23日当天湖北省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3"><text:line-break/><text:line-break/><text:line-break/></text:span><text:span text:style-name="T1">另外吹捧台湾民主？这位？？？同学（我不信你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我们台湾郎都是好人’的绝对性宣称开始的，当时那句话的画外音就是大陆人都坏。我只是为台湾难过，不难过难道要和大陆众多网友一样纷纷庆贺蔡英文当选，台湾人越苦哈哈，就越高兴越爽？</text:span><text:span text:style-name="T3"><text:line-break/></text:span><text:span text:style-name="T1">人恒过，然后能改；困于心，衡于</text:span><text:span text:style-name="T4">虑</text:span><text:span text:style-name="T1">，而后作；征于色，发于声，而后喻。入则无法家拂士，出则无</text:span><text:span text:style-name="T4">敌</text:span><text:span text:style-name="T1">国外患者，国恒亡。</text:span><text:span text:style-name="T3"><text:line-break/></text:span><text:span text:style-name="T1">　　然后知生于忧患，而死于安乐也。</text:span><text:span text:style-name="T3"><text:line-break/></text:span><text:span text:style-name="T1">我只是在说台湾越烂对大陆自身也同样不好，我学历不高说不出上面这样的话，这就变成我在吹嘘台湾民主了?。</text:span><text:span text:style-name="T3"><text:line-break/><text:line-break/></text:span><text:span text:style-name="T1">亲者痛而仇者快，为这场瘟疫而高兴的大有人在，但我不是。我29日才出院，不过短短四天，因为气愤，昨日膀胱炎复发了。本地有一位昨日被确诊的新冠肺炎患者，透露的行程是28日的下午他正是我住的那所医院发热门诊。我身体极差，常年服用抗生素，去年大年初二又倒霉的大腿骨折（我瘫痪那年正是1999年的大年初二，2019年在医院听我父亲提起时，倍感唏嘘），至今未愈，之后生病就是更大的折磨了，每次犯病都只能呼叫救护车。现在医院隔离了，医生开了些药物让我在家熬着，等疫情过去在住院治疗。</text:span><text:span text:style-name="T3"><text:line-break/><text:line-break/></text:span></text:p>
      <text:p text:style-name="P5">老羊   |  2020.02.03 14:38   |   <text:a xlink:type="simple" xlink:href="http://palinfo.habago.org/Entry?Command=Information_PrintForum&amp;iPage=1#FORUM38622"><text:span text:style-name="T5">#</text:span></text:a></text:p>
      <text:p text:style-name="P6">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5">蘇秀慧   |  2020.02.03 12:43   |   <text:a xlink:type="simple" xlink:href="http://palinfo.habago.org/Entry?Command=Information_PrintForum&amp;iPage=1#FORUM38621"><text:span text:style-name="T5">#</text:span></text:a></text:p>
      <text:p text:style-name="P7">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5">蔡菜梓   |  2020.02.03 11:54   |   <text:a xlink:type="simple" xlink:href="http://palinfo.habago.org/Entry?Command=Information_PrintForum&amp;iPage=1#FORUM38620"><text:span text:style-name="T5">#</text:span></text:a></text:p>
      <text:p text:style-name="P6">蔡亦鸣，都这个样子了还在吹嘘台湾皿煮，笑死人了。你渴望的囼湾皿煮就是操弄网军无所不用其极，泯灭人性的黑？来陈医师这吹嘘台式皿煮你恐怕是找错地方了</text:p>
      <text:p text:style-name="P5">林炤育   |  2020.02.02 17:09   |   <text:a xlink:type="simple" xlink:href="http://palinfo.habago.org/Entry?Command=Information_PrintForum&amp;iPage=1#FORUM38619"><text:span text:style-name="T5">#</text:span></text:a></text:p>
      <text:p text:style-name="P6">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5">林炤育   |  2020.02.02 17:05   |   <text:a xlink:type="simple" xlink:href="http://palinfo.habago.org/Entry?Command=Information_PrintForum&amp;iPage=1#FORUM38618"><text:span text:style-name="T5">#</text:span></text:a></text:p>
      <text:p text:style-name="P7">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5">蔡亦鸣   |  2020.02.02 15:01   |   <text:a xlink:type="simple" xlink:href="http://palinfo.habago.org/Entry?Command=Information_PrintForum&amp;iPage=1#FORUM38617"><text:span text:style-name="T5">#</text:span></text:a></text:p>
      <text:p text:style-name="P6">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5">老羊   |  2020.02.02 06:34   |   <text:a xlink:type="simple" xlink:href="http://palinfo.habago.org/Entry?Command=Information_PrintForum&amp;iPage=1#FORUM38616"><text:span text:style-name="T5">#</text:span></text:a></text:p>
      <text:p text:style-name="P7">公開得比我預想的快得多，可能大王覺得事態緊急吧。 <text:line-break/>https://youtu.be/GNKgXhwQiYU (武漢肺炎：碾壓愚蠢反華謠言2) </text:p>
      <text:p text:style-name="P5">老羊   |  2020.02.02 04:05   |   <text:a xlink:type="simple" xlink:href="http://palinfo.habago.org/Entry?Command=Information_PrintForum&amp;iPage=1#FORUM38615"><text:span text:style-name="T5">#</text:span></text:a></text:p>
      <text:p text:style-name="P6">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5">陳真   |  2020.02.02 02:46   |   <text:a xlink:type="simple" xlink:href="http://palinfo.habago.org/Entry?Command=Information_PrintForum&amp;iPage=1#FORUM38614"><text:span text:style-name="T5">#</text:span></text:a></text:p>
      <text:p text:style-name="P7">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5">鄭豐遠   |  2020.02.01 18:19   |   <text:a xlink:type="simple" xlink:href="http://palinfo.habago.org/Entry?Command=Information_PrintForum&amp;iPage=1#FORUM38613"><text:span text:style-name="T5">#</text:span></text:a></text:p>
      <text:p text:style-name="P6">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5">蔡亦鸣   |  2020.02.01 17:48   |   <text:a xlink:type="simple" xlink:href="http://palinfo.habago.org/Entry?Command=Information_PrintForum&amp;iPage=1#FORUM38612"><text:span text:style-name="T5">#</text:span></text:a></text:p>
      <text:p text:style-name="P7">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5">張萬康   |  2020.02.01 16:34   |   <text:a xlink:type="simple" xlink:href="http://palinfo.habago.org/Entry?Command=Information_PrintForum&amp;iPage=1#FORUM38611"><text:span text:style-name="T5">#</text:span></text:a></text:p>
      <text:p text:style-name="P6">打擾。最新消息：武漢「封城日記」短片系列，油管上也有哦。但目前只有五片，第六片還沒上傳。建議大家訂閱。～作者是音樂人，愛人類，愛生命，愛故鄉，感覺他還喜歡貓狗，可輸入「蜘蛛猴面包」搜尋油管。</text:p>
      <text:p text:style-name="P5">陳真   |  2020.02.01 15:38   |   <text:a xlink:type="simple" xlink:href="http://palinfo.habago.org/Entry?Command=Information_PrintForum&amp;iPage=1#FORUM38610"><text:span text:style-name="T5">#</text:span></text:a></text:p>
      <text:p text:style-name="P7">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5">王瑾晴   |  2020.02.01 13:46   |   <text:a xlink:type="simple" xlink:href="http://palinfo.habago.org/Entry?Command=Information_PrintForum&amp;iPage=1#FORUM38609"><text:span text:style-name="T5">#</text:span></text:a></text:p>
      <text:p text:style-name="P6">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5">林炤育   |  2020.02.01 13:35   |   <text:a xlink:type="simple" xlink:href="http://palinfo.habago.org/Entry?Command=Information_PrintForum&amp;iPage=2#FORUM38608"><text:span text:style-name="T5">#</text:span></text:a></text:p>
      <text:p text:style-name="P6">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5">穎芝   |  2020.02.01 12:57   |   <text:a xlink:type="simple" xlink:href="http://palinfo.habago.org/Entry?Command=Information_PrintForum&amp;iPage=2#FORUM38607"><text:span text:style-name="T5">#</text:span></text:a></text:p>
      <text:p text:style-name="P7">轉貼王孟源先生的幾篇文章： <text:line-break/><text:line-break/><text:span text:style-name="T6">🔗</text:span>《關於蛋白質的基因編輯⋯》https://reurl.cc/nVKev1 <text:line-break/><text:span text:style-name="T6">🔗</text:span>《病毒的傳播特徵⋯》https://reurl.cc/NaWVl6 <text:line-break/><text:span text:style-name="T6">🔗</text:span>《關於基因戰的傳言⋯》https://reurl.cc/ObO9r7 <text:line-break/><text:span text:style-name="T6">🔗</text:span>《最近發表關於新型冠狀病毒的論文所採樣數據不足，所導致的結論有可信度嗎？》https://reurl.cc/4gxZrK ， https://reurl.cc/oDjWRM </text:p>
      <text:p text:style-name="P5">老羊   |  2020.02.01 03:42   |   <text:a xlink:type="simple" xlink:href="http://palinfo.habago.org/Entry?Command=Information_PrintForum&amp;iPage=2#FORUM38606"><text:span text:style-name="T5">#</text:span></text:a></text:p>
      <text:p text:style-name="P6">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5">孫從輔   |  2020.02.01 03:22   |   <text:a xlink:type="simple" xlink:href="http://palinfo.habago.org/Entry?Command=Information_PrintForum&amp;iPage=2#FORUM38605"><text:span text:style-name="T5">#</text:span></text:a></text:p>
      <text:p text:style-name="P7">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5">張萬康   |  2020.02.01 03:08   |   <text:a xlink:type="simple" xlink:href="http://palinfo.habago.org/Entry?Command=Information_PrintForum&amp;iPage=2#FORUM38604"><text:span text:style-name="T5">#</text:span></text:a></text:p>
      <text:p text:style-name="P6">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5">陳真   |  2020.02.01 01:34   |   <text:a xlink:type="simple" xlink:href="http://palinfo.habago.org/Entry?Command=Information_PrintForum&amp;iPage=2#FORUM38603"><text:span text:style-name="T5">#</text:span></text:a></text:p>
      <text:p text:style-name="P7">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